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E400000173B63CE736D2DF3722.png" manifest:media-type="image/png"/>
  <manifest:file-entry manifest:full-path="Pictures/10000201000001E80000016078FE022C99B48E3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cccccc" draw:textarea-horizontal-align="justify" draw:textarea-vertical-align="middle" draw:auto-grow-height="false" fo:min-height="0.11cm" fo:min-width="0.309cm"/>
    </style:style>
    <style:style style:name="gr4" style:family="graphic" style:parent-style-name="standard">
      <style:graphic-properties svg:stroke-color="#000000" draw:fill-color="#cccccc" draw:textarea-horizontal-align="justify" draw:textarea-vertical-align="middle" draw:auto-grow-height="false" fo:min-height="0.199cm" fo:min-width="0.489cm"/>
    </style:style>
    <style:style style:name="gr5" style:family="graphic" style:parent-style-name="standard">
      <style:graphic-properties draw:textarea-horizontal-align="justify" draw:textarea-vertical-align="middle" draw:auto-grow-height="false" fo:min-height="0.131cm" fo:min-width="0.389cm"/>
    </style:style>
    <style:style style:name="gr6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28cm" svg:stroke-color="#ed1c24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fo:min-height="0.512cm"/>
    </style:style>
    <style:style style:name="gr10" style:family="graphic" style:parent-style-name="standard">
      <style:graphic-properties svg:stroke-color="#000000" draw:fill-color="#cccccc" draw:textarea-horizontal-align="justify" draw:textarea-vertical-align="middle" draw:auto-grow-height="false" fo:min-height="0.199cm" fo:min-width="0.578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ed1c24" fo:font-size="12pt" fo:font-weight="bold" fo:background-color="#ffffff" style:font-size-asian="12pt" style:font-weight-asian="bold" style:font-size-complex="12pt" style:font-weight-complex="bold"/>
    </style:style>
    <style:style style:name="P6" style:family="paragraph">
      <loext:graphic-properties draw:fill="none" draw:fill-color="#ffffff"/>
      <style:text-properties fo:color="#ed1c24" fo:font-size="12pt" fo:font-weight="bold" fo:background-color="#ffffff" style:font-size-asian="12pt" style:font-weight-asian="bold" style:font-size-complex="12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ed1c24" fo:font-size="12pt" fo:font-weight="bold" fo:background-color="#ffffff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187cm" svg:height="8.791cm" svg:x="4.81cm" svg:y="2.905cm">
          <draw:image xlink:href="Pictures/10000201000001E80000016078FE022C99B48E32.png" xlink:type="simple" xlink:show="embed" xlink:actuate="onLoad">
            <text:p/>
          </draw:image>
        </draw:frame>
        <draw:frame draw:style-name="gr2" draw:text-style-name="P1" draw:layer="layout" svg:width="13.089cm" svg:height="10.033cm" svg:x="3.786cm" svg:y="15.224cm">
          <draw:image xlink:href="Pictures/10000201000001E400000173B63CE736D2DF3722.png" xlink:type="simple" xlink:show="embed" xlink:actuate="onLoad">
            <text:p/>
          </draw:image>
        </draw:frame>
        <draw:custom-shape draw:style-name="gr3" draw:text-style-name="P2" draw:layer="layout" svg:width="1.143cm" svg:height="0.508cm" svg:x="10.652cm" svg:y="3.54cm">
          <text:p text:style-name="P1"><text:span text:style-name="T1">GP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397cm" svg:height="0.635cm" svg:x="7.35cm" svg:y="3.413cm">
          <text:p text:style-name="P1"><text:span text:style-name="T1">GP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889cm" svg:height="0.381cm" svg:x="11.668cm" svg:y="4.683cm">
          <text:p text:style-name="P1"><text:span text:style-name="T1">CAM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89cm" svg:height="0.381cm" svg:x="9.636cm" svg:y="3.667cm">
          <text:p text:style-name="P1"><text:span text:style-name="T1">Lidar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6.969cm" svg:y1="10.144cm" svg:x2="13.954cm" svg:y2="10.144cm">
          <text:p/>
        </draw:line>
        <draw:line draw:style-name="gr6" draw:text-style-name="P4" draw:layer="layout" svg:x1="5.445cm" svg:y1="9.382cm" svg:x2="15.605cm" svg:y2="9.382cm">
          <text:p/>
        </draw:line>
        <draw:line draw:style-name="gr6" draw:text-style-name="P4" draw:layer="layout" svg:x1="7.985cm" svg:y1="11.287cm" svg:x2="7.985cm" svg:y2="3.921cm">
          <text:p/>
        </draw:line>
        <draw:line draw:style-name="gr6" draw:text-style-name="P4" draw:layer="layout" svg:x1="11.16cm" svg:y1="11.16cm" svg:x2="11.16cm" svg:y2="3.921cm">
          <text:p/>
        </draw:line>
        <draw:line draw:style-name="gr6" draw:text-style-name="P4" draw:layer="layout" svg:x1="12.049cm" svg:y1="11.16cm" svg:x2="12.176cm" svg:y2="5.064cm">
          <text:p/>
        </draw:line>
        <draw:line draw:style-name="gr6" draw:text-style-name="P4" draw:layer="layout" svg:x1="10.271cm" svg:y1="11.287cm" svg:x2="10.144cm" svg:y2="4.048cm">
          <text:p/>
        </draw:line>
        <draw:line draw:style-name="gr6" draw:text-style-name="P4" draw:layer="layout" svg:x1="6.969cm" svg:y1="10.144cm" svg:x2="6.969cm" svg:y2="11.287cm">
          <text:p/>
        </draw:line>
        <draw:line draw:style-name="gr7" draw:text-style-name="P4" draw:layer="layout" svg:x1="6.97cm" svg:y1="10.144cm" svg:x2="6.969cm" svg:y2="2.143cm">
          <text:p/>
        </draw:line>
        <draw:line draw:style-name="gr6" draw:text-style-name="P4" draw:layer="layout" svg:x1="6.969cm" svg:y1="3.54cm" svg:x2="8.112cm" svg:y2="3.54cm">
          <text:p/>
        </draw:line>
        <draw:line draw:style-name="gr8" draw:text-style-name="P4" draw:layer="layout" svg:x1="6.969cm" svg:y1="3.794cm" svg:x2="10.017cm" svg:y2="3.794cm">
          <text:p/>
        </draw:line>
        <draw:line draw:style-name="gr6" draw:text-style-name="P4" draw:layer="layout" svg:x1="7.985cm" svg:y1="5.064cm" svg:x2="11.16cm" svg:y2="5.064cm">
          <text:p/>
        </draw:line>
        <draw:line draw:style-name="gr6" draw:text-style-name="P4" draw:layer="layout" svg:x1="6.969cm" svg:y1="6.207cm" svg:x2="12.176cm" svg:y2="6.207cm">
          <text:p/>
        </draw:line>
        <draw:frame draw:style-name="gr9" draw:text-style-name="P6" draw:layer="layout" svg:width="0.762cm" svg:height="0.762cm" svg:x="6.334cm" svg:y="10.652cm">
          <draw:text-box>
            <text:p text:style-name="P5"><text:span text:style-name="T2">A</text:span></text:p>
          </draw:text-box>
        </draw:frame>
        <draw:frame draw:style-name="gr9" draw:text-style-name="P6" draw:layer="layout" svg:width="0.762cm" svg:height="0.762cm" svg:x="6.334cm" svg:y="10.652cm">
          <draw:text-box>
            <text:p text:style-name="P5"><text:span text:style-name="T2">A</text:span></text:p>
          </draw:text-box>
        </draw:frame>
        <draw:frame draw:style-name="gr9" draw:text-style-name="P6" draw:layer="layout" svg:width="0.762cm" svg:height="0.762cm" svg:x="8.493cm" svg:y="10.017cm">
          <draw:text-box>
            <text:p text:style-name="P5"><text:span text:style-name="T2">B</text:span></text:p>
          </draw:text-box>
        </draw:frame>
        <draw:frame draw:style-name="gr9" draw:text-style-name="P6" draw:layer="layout" svg:width="0.762cm" svg:height="0.762cm" svg:x="5.572cm" svg:y="9.255cm">
          <draw:text-box>
            <text:p text:style-name="P5"><text:span text:style-name="T2">C</text:span></text:p>
          </draw:text-box>
        </draw:frame>
        <draw:frame draw:style-name="gr9" draw:text-style-name="P6" draw:layer="layout" svg:width="0.762cm" svg:height="0.762cm" svg:x="7.604cm" svg:y="7.858cm">
          <draw:text-box>
            <text:p text:style-name="P5"><text:span text:style-name="T2">H</text:span></text:p>
          </draw:text-box>
        </draw:frame>
        <draw:frame draw:style-name="gr9" draw:text-style-name="P6" draw:layer="layout" svg:width="0.762cm" svg:height="0.762cm" svg:x="9.763cm" svg:y="7.858cm">
          <draw:text-box>
            <text:p text:style-name="P5"><text:span text:style-name="T2">?</text:span></text:p>
          </draw:text-box>
        </draw:frame>
        <draw:frame draw:style-name="gr9" draw:text-style-name="P6" draw:layer="layout" svg:width="0.762cm" svg:height="0.762cm" svg:x="10.779cm" svg:y="7.858cm">
          <draw:text-box>
            <text:p text:style-name="P5"><text:span text:style-name="T2">D</text:span></text:p>
          </draw:text-box>
        </draw:frame>
        <draw:frame draw:style-name="gr9" draw:text-style-name="P6" draw:layer="layout" svg:width="0.762cm" svg:height="0.762cm" svg:x="11.668cm" svg:y="7.858cm">
          <draw:text-box>
            <text:p text:style-name="P5"><text:span text:style-name="T2">E</text:span></text:p>
          </draw:text-box>
        </draw:frame>
        <draw:frame draw:style-name="gr9" draw:text-style-name="P6" draw:layer="layout" svg:width="0.762cm" svg:height="0.762cm" svg:x="8.366cm" svg:y="6.08cm">
          <draw:text-box>
            <text:p text:style-name="P5"><text:span text:style-name="T2">G</text:span></text:p>
          </draw:text-box>
        </draw:frame>
        <draw:frame draw:style-name="gr9" draw:text-style-name="P6" draw:layer="layout" svg:width="0.762cm" svg:height="0.762cm" svg:x="7.096cm" svg:y="3.032cm">
          <draw:text-box>
            <text:p text:style-name="P5"><text:span text:style-name="T2">I</text:span></text:p>
          </draw:text-box>
        </draw:frame>
        <draw:frame draw:style-name="gr9" draw:text-style-name="P6" draw:layer="layout" svg:width="0.762cm" svg:height="0.762cm" svg:x="8.747cm" svg:y="3.286cm">
          <draw:text-box>
            <text:p text:style-name="P5"><text:span text:style-name="T2">?</text:span></text:p>
          </draw:text-box>
        </draw:frame>
        <draw:frame draw:style-name="gr9" draw:text-style-name="P6" draw:layer="layout" svg:width="0.762cm" svg:height="0.762cm" svg:x="8.874cm" svg:y="4.937cm">
          <draw:text-box>
            <text:p text:style-name="P5"><text:span text:style-name="T2">J</text:span></text:p>
          </draw:text-box>
        </draw:frame>
        <draw:line draw:style-name="gr6" draw:text-style-name="P4" draw:layer="layout" svg:x1="4.81cm" svg:y1="23.733cm" svg:x2="10.779cm" svg:y2="25.257cm">
          <text:p/>
        </draw:line>
        <draw:frame draw:style-name="gr9" draw:text-style-name="P6" draw:layer="layout" svg:width="0.762cm" svg:height="0.762cm" svg:x="6.715cm" svg:y="23.987cm">
          <draw:text-box>
            <text:p text:style-name="P5"><text:span text:style-name="T2">F</text:span></text:p>
          </draw:text-box>
        </draw:frame>
        <draw:line draw:style-name="gr6" draw:text-style-name="P4" draw:layer="layout" svg:x1="5.826cm" svg:y1="22.463cm" svg:x2="11.287cm" svg:y2="23.225cm">
          <text:p/>
        </draw:line>
        <draw:frame draw:style-name="gr9" draw:text-style-name="P6" draw:layer="layout" svg:width="0.762cm" svg:height="0.762cm" svg:x="7.604cm" svg:y="22.463cm">
          <draw:text-box>
            <text:p text:style-name="P5"><text:span text:style-name="T2">N</text:span></text:p>
          </draw:text-box>
        </draw:frame>
        <draw:line draw:style-name="gr6" draw:text-style-name="P4" draw:layer="layout" svg:x1="10.144cm" svg:y1="23.987cm" svg:x2="11.033cm" svg:y2="24.114cm">
          <text:p/>
        </draw:line>
        <draw:frame draw:style-name="gr9" draw:text-style-name="P6" draw:layer="layout" svg:width="0.762cm" svg:height="0.762cm" svg:x="10.144cm" svg:y="23.86cm">
          <draw:text-box>
            <text:p text:style-name="P5"><text:span text:style-name="T2">O</text:span></text:p>
          </draw:text-box>
        </draw:frame>
        <draw:custom-shape draw:style-name="gr5" draw:text-style-name="P3" draw:layer="layout" svg:width="0.889cm" svg:height="0.381cm" svg:x="10.271cm" svg:y="15.224cm">
          <text:p text:style-name="P1"><text:span text:style-name="T1">Lida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24cm" svg:height="0.635cm" svg:x="11.922cm" svg:y="15.097cm">
          <text:p text:style-name="P1"><text:span text:style-name="T1">GP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143cm" svg:height="0.508cm" svg:x="9.001cm" svg:y="15.224cm">
          <text:p text:style-name="P1"><text:span text:style-name="T1">GP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0.652cm" svg:y1="14.716cm" svg:x2="12.684cm" svg:y2="14.716cm">
          <text:p/>
        </draw:line>
        <draw:custom-shape draw:style-name="gr5" draw:text-style-name="P3" draw:layer="layout" svg:width="0.889cm" svg:height="0.381cm" svg:x="9.509cm" svg:y="16.113cm">
          <text:p text:style-name="P1"><text:span text:style-name="T1">CAM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9.89cm" svg:y1="16.621cm" svg:x2="10.652cm" svg:y2="16.621cm">
          <text:p/>
        </draw:line>
        <draw:line draw:style-name="gr7" draw:text-style-name="P4" draw:layer="layout" svg:x1="10.652cm" svg:y1="16.875cm" svg:x2="10.652cm" svg:y2="13.954cm">
          <text:p/>
        </draw:line>
        <draw:line draw:style-name="gr6" draw:text-style-name="P4" draw:layer="layout" svg:x1="9.509cm" svg:y1="15.097cm" svg:x2="10.652cm" svg:y2="15.097cm">
          <text:p/>
        </draw:line>
        <draw:frame draw:style-name="gr9" draw:text-style-name="P6" draw:layer="layout" svg:width="0.762cm" svg:height="0.762cm" svg:x="9.89cm" svg:y="16.494cm">
          <draw:text-box>
            <text:p text:style-name="P5"><text:span text:style-name="T2">L</text:span></text:p>
          </draw:text-box>
        </draw:frame>
        <draw:frame draw:style-name="gr9" draw:text-style-name="P6" draw:layer="layout" svg:width="0.762cm" svg:height="0.762cm" svg:x="7.604cm" svg:y="22.463cm">
          <draw:text-box>
            <text:p text:style-name="P5"><text:span text:style-name="T2">N</text:span></text:p>
          </draw:text-box>
        </draw:frame>
        <draw:frame draw:style-name="gr9" draw:text-style-name="P6" draw:layer="layout" svg:width="0.762cm" svg:height="0.762cm" svg:x="11.414cm" svg:y="14.208cm">
          <draw:text-box>
            <text:p text:style-name="P5"><text:span text:style-name="T2">K</text:span></text:p>
          </draw:text-box>
        </draw:frame>
        <draw:frame draw:style-name="gr9" draw:text-style-name="P6" draw:layer="layout" svg:width="0.762cm" svg:height="0.762cm" svg:x="9.509cm" svg:y="14.462cm">
          <draw:text-box>
            <text:p text:style-name="P5"><text:span text:style-name="T2">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2T17:21:18.703041000</meta:creation-date>
    <dc:date>2020-09-12T17:48:22.712349000</dc:date>
    <meta:editing-duration>PT6M42S</meta:editing-duration>
    <meta:editing-cycles>1</meta:editing-cycles>
    <meta:document-statistic meta:object-count="48"/>
    <meta:generator>LibreOffice/6.0.6.2$MacOSX_X86_64 LibreOffice_project/0c292870b25a325b5ed35f6b45599d2ea4458e77</meta:generator>
  </office:meta>
</office:document-meta>
</file>